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rracks produce Recruits</text:p>
      <text:p text:style-name="Standard">Mines produce Bricks</text:p>
      <text:p text:style-name="Standard">Towers produce Crystals</text:p>
      <text:p text:style-name="Standard"/>
      <text:p text:style-name="Standard">City<text:line-break/>Wa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arracks (6 recruits): +1 barracks</text:p>
      <text:p text:style-name="Standard">Mine (6 bricks): +1 mine</text:p>
      <text:p text:style-name="Standard">Tower (6 crystals): +1 tow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The Holy Palisarin Empire</text:h>
      <text:p text:style-name="Standard">Militia (2 recruits): 6 damage</text:p>
      <text:p text:style-name="Standard">Knight (5 recruits): 12 damage</text:p>
      <text:p text:style-name="Standard">Sentinel (5 recruits): 6 damage, +6 wall</text:p>
      <text:p text:style-name="Standard">Pegasus Knight (10 recruits): 15 city damage<text:line-break/>Paladin (12 recruits): 20 damage, +5 wall</text:p>
      <text:p text:style-name="Standard">Blockade (8 recruits): your opponent gets no resources next turn</text:p>
      <text:p text:style-name="Standard">Swords to Plowshares (15 recruits): +15 bricks</text:p>
      <text:p text:style-name="Standard">Archon (16 Recruits, 4 Crystals): 25 city damage</text:p>
      <text:p text:style-name="Standard"/>
      <text:p text:style-name="Standard">House (2 bricks): +5 city</text:p>
      <text:p text:style-name="Standard">Wall Repairs (3 bricks): +9 wall</text:p>
      <text:p text:style-name="Standard">Fortified Wall (10 bricks): +22 wall</text:p>
      <text:p text:style-name="Standard">Church (10 bricks): +15 city, +5 crystals</text:p>
      <text:p text:style-name="Standard">Catapult (12 bricks): 20 damage</text:p>
      <text:p text:style-name="Standard">Great Wall (25 bricks): +50 wall</text:p>
      <text:p text:style-name="Standard">Cathedral (30 bricks): +30 city, +10 crystals</text:p>
      <text:p text:style-name="Standard">Imperial Palace (40 bricks): +50 city</text:p>
      <text:p text:style-name="Standard"/>
      <text:p text:style-name="Standard">Prayer (1 crystal): +3 crystals</text:p>
      <text:p text:style-name="Standard">Harvest (2 crystal): you get +4 of each resource; opponent gets +3</text:p>
      <text:p text:style-name="Standard">Seer (3 crystal): look at opponent's hand</text:p>
      <text:p text:style-name="Standard">Inspiration (5 crystals): gain 8 recruits</text:p>
      <text:p text:style-name="Standard">Indoctrination (5 crystals): steal 4 recruits</text:p>
      <text:p text:style-name="Standard">Smite (12 gems): 20 damage</text:p>
      <text:p text:style-name="Standard">Famine (20 crystals): opponent gets -8 of each resource</text:p>
      <text:p text:style-name="Standard">Restoration (X crystals): play the card at the top of your discard pile, paying its cost with crystals</text:p>
      <text:h text:style-name="Heading_20_1" text:outline-level="1">The Dracondi Horde</text:h>
      <text:p text:style-name="Standard">Horder (1 recruit): 2 damage, play again</text:p>
      <text:p text:style-name="Standard">Nightclimber (3 recruits): 6 city damage</text:p>
      <text:p text:style-name="Standard">Raider (3 recruits): 6 damage (10 vs. city)</text:p>
      <text:p text:style-name="Standard">Berserker (5 recruits): 16 damage, 4 self-damage</text:p>
      <text:p text:style-name="Standard">Rampaging Pyroar (10 recruits, 2 crystals): 25 damage, 5 self-damage</text:p>
      <text:p text:style-name="Standard"/>
      <text:p text:style-name="Standard">Hut (1 brick): +3 city</text:p>
      <text:p text:style-name="Standard">Fence (2 bricks): +7 wall</text:p>
      <text:p text:style-name="Standard">Makeshift Wall (3 bricks): +15 wall, -5 city</text:p>
      <text:p text:style-name="Standard">Battering Ram (5 bricks): 15 wall damage</text:p>
      <text:p text:style-name="Standard">Spiked Wall (8 bricks): +18 wall</text:p>
      <text:p text:style-name="Standard">Gathering Hall (12 bricks): +20 city</text:p>
      <text:p text:style-name="Standard"/>
      <text:p text:style-name="Standard">Rocksense (5 crystals): +8 bricks</text:p>
      <text:p text:style-name="Standard">Battle Rage ( crystals): double damage for next attack</text:p>
      <text:p text:style-name="Standard"/>
      <text:p text:style-name="Standard"/>
      <text:h text:style-name="Heading_20_1" text:outline-level="1"><text:soft-page-break/>The Undead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dead Team (lots of stealing, self-damage)</text:p>
      <text:p text:style-name="Standard">Resurrection (crystals): play the card in your opponent's discard p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Baranowski</meta:initial-creator>
    <meta:creation-date>2014-05-01T17:29:05.14</meta:creation-date>
    <dc:date>2014-05-31T17:45:52.63</dc:date>
    <dc:creator>William Baranowski</dc:creator>
    <meta:editing-duration>P1DT21H25M47S</meta:editing-duration>
    <meta:editing-cycles>56</meta:editing-cycles>
    <meta:generator>OpenOffice/4.0.1$Win32 OpenOffice.org_project/401m5$Build-9714</meta:generator>
    <meta:document-statistic meta:table-count="0" meta:image-count="0" meta:object-count="0" meta:page-count="3" meta:paragraph-count="48" meta:word-count="312" meta:character-count="1884"/>
  </office:meta>
</office:document-meta>
</file>